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GROVET FLORED'S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MESONES PEREZ, JIMMY POOL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BARTUREN BECERRA, JUSTA FLO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0967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47:32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